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552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0.325cm" fo:min-width="1.909cm"/>
    </style:style>
    <style:style style:name="gr4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2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3.2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0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44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</style:style>
    <style:style style:name="gr15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8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3.71cm"/>
    </style:style>
    <style:style style:name="gr24" style:family="graphic" style:parent-style-name="objectwithoutfill">
      <style:graphic-properties svg:stroke-color="#000000" draw:marker-start="Arrow" draw:marker-end="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add58a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54cm"/>
    </style:style>
    <style:style style:name="gr27" style:family="graphic" style:parent-style-name="standard">
      <style:graphic-properties draw:fill="solid" draw:fill-color="#ffdaa2" draw:textarea-horizontal-align="center" draw:textarea-vertical-align="middle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="solid" draw:fill-color="#ffff66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2" fo:font-size="10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2" fo:font-size="10pt"/>
    </style:style>
    <style:style style:name="P13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weight="bold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solid" draw:fill-color="#add58a"/>
      <style:paragraph-properties fo:text-align="center"/>
    </style:style>
    <style:style style:name="P17" style:family="paragraph">
      <loext:graphic-properties draw:fill="solid" draw:fill-color="#ffdaa2"/>
      <style:paragraph-properties fo:text-align="center"/>
    </style:style>
    <style:style style:name="T1" style:family="text">
      <style:text-properties style:font-name="Arial2" fo:font-size="11pt" fo:font-style="italic"/>
    </style:style>
    <style:style style:name="T2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Arial2" fo:font-size="11pt" fo:font-weight="bold"/>
    </style:style>
    <style:style style:name="T4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rect draw:style-name="gr1" draw:text-style-name="P3" draw:layer="layout" svg:width="5.588cm" svg:height="1.213cm" svg:x="9.09cm" svg:y="4.806cm">
          <text:p/>
        </draw:rect>
        <draw:frame draw:style-name="gr2" draw:text-style-name="P5" draw:layer="layout" svg:width="2.552cm" svg:height="0.593cm" svg:x="10.741cm" svg:y="5.122cm">
          <draw:text-box>
            <text:p text:style-name="P4"><text:span text:style-name="T1">Cordet Editor</text:span></text:p>
          </draw:text-box>
        </draw:frame>
        <draw:custom-shape draw:style-name="gr3" draw:text-style-name="P6" draw:layer="layout" svg:width="2.057cm" svg:height="0.674cm" draw:transform="rotate (-1.5707963267949) translate (13.453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7" draw:layer="layout" svg:x1="6.459cm" svg:y1="7.898cm" svg:x2="20.635cm" svg:y2="7.797cm">
          <text:p/>
        </draw:line>
        <draw:frame draw:style-name="gr5" draw:text-style-name="P8" draw:layer="layout" svg:width="3.698cm" svg:height="0.455cm" svg:x="16.654cm" svg:y="7.239cm">
          <draw:text-box>
            <text:p text:style-name="P4"><text:span text:style-name="T2">Editor Meta-Model</text:span></text:p>
          </draw:text-box>
        </draw:frame>
        <draw:frame draw:style-name="gr2" draw:text-style-name="P5" draw:layer="layout" svg:width="2.552cm" svg:height="0.593cm" svg:x="10.741cm" svg:y="5.123cm">
          <draw:text-box>
            <text:p text:style-name="P4"><text:span text:style-name="T1">Cordet Editor</text:span></text:p>
          </draw:text-box>
        </draw:frame>
        <draw:frame draw:style-name="gr6" draw:text-style-name="P10" draw:layer="layout" svg:width="2.21cm" svg:height="1.36cm" svg:x="13.541cm" svg:y="6.324cm">
          <draw:text-box>
            <text:p text:style-name="P9"><text:span text:style-name="T1">Definition of</text:span></text:p>
            <text:p text:style-name="P9"><text:span text:style-name="T1">Spec. Item </text:span></text:p>
            <text:p text:style-name="P9"><text:span text:style-name="T1">Categories</text:span></text:p>
          </draw:text-box>
        </draw:frame>
        <draw:custom-shape draw:style-name="gr3" draw:text-style-name="P6" draw:layer="layout" svg:width="2.057cm" svg:height="0.674cm" draw:transform="rotate (-1.5707963267949) translate (10.952cm 6.2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2.21cm" svg:height="1.096cm" svg:x="8.04cm" svg:y="6.524cm">
          <draw:text-box>
            <text:p text:style-name="P11"><text:span text:style-name="T1">Definition of</text:span></text:p>
            <text:p text:style-name="P11"><text:span text:style-name="T1">Generators</text:span></text:p>
          </draw:text-box>
        </draw:frame>
        <draw:rect draw:style-name="gr1" draw:text-style-name="P3" draw:layer="layout" svg:width="5.588cm" svg:height="1.213cm" svg:x="9.09cm" svg:y="8.507cm">
          <text:p/>
        </draw:rect>
        <draw:frame draw:style-name="gr8" draw:text-style-name="P5" draw:layer="layout" svg:width="3.253cm" svg:height="0.593cm" svg:x="10.341cm" svg:y="8.824cm">
          <draw:text-box>
            <text:p text:style-name="P4"><text:span text:style-name="T1">Instantiated <text:s/>Editor</text:span></text:p>
          </draw:text-box>
        </draw:frame>
        <draw:frame draw:style-name="gr5" draw:text-style-name="P8" draw:layer="layout" svg:width="3.698cm" svg:height="0.455cm" svg:x="16.654cm" svg:y="7.94cm">
          <draw:text-box>
            <text:p text:style-name="P4"><text:span text:style-name="T2">Editor Model</text:span></text:p>
          </draw:text-box>
        </draw:frame>
        <draw:custom-shape draw:style-name="gr3" draw:text-style-name="P6" draw:layer="layout" svg:width="2.057cm" svg:height="0.674cm" draw:transform="rotate (-1.5707963267949) translate (12.252cm 9.975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3.097cm" svg:height="1.36cm" svg:x="8.44cm" svg:y="10.024cm">
          <draw:text-box>
            <text:p text:style-name="P11"><text:span text:style-name="T1">Population of</text:span></text:p>
            <text:p text:style-name="P11"><text:span text:style-name="T1">Database through</text:span></text:p>
            <text:p text:style-name="P11"><text:span text:style-name="T1">Editor interface</text:span></text:p>
          </draw:text-box>
        </draw:frame>
        <draw:line draw:style-name="gr4" draw:text-style-name="P7" draw:layer="layout" svg:x1="6.459cm" svg:y1="11.599cm" svg:x2="20.635cm" svg:y2="11.498cm">
          <text:p/>
        </draw:line>
        <draw:frame draw:style-name="gr5" draw:text-style-name="P8" draw:layer="layout" svg:width="3.698cm" svg:height="0.455cm" svg:x="16.654cm" svg:y="10.941cm">
          <draw:text-box>
            <text:p text:style-name="P4"><text:span text:style-name="T2">Editor Model</text:span></text:p>
          </draw:text-box>
        </draw:frame>
        <draw:rect draw:style-name="gr1" draw:text-style-name="P3" draw:layer="layout" svg:width="5.588cm" svg:height="1.213cm" svg:x="9.09cm" svg:y="12.208cm">
          <text:p/>
        </draw:rect>
        <draw:frame draw:style-name="gr10" draw:text-style-name="P5" draw:layer="layout" svg:width="2.644cm" svg:height="0.593cm" svg:x="10.641cm" svg:y="12.525cm">
          <draw:text-box>
            <text:p text:style-name="P4"><text:span text:style-name="T1">Model Instance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1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3" xml:id="id10" draw:id="id10" draw:layer="layout" svg:width="2.318cm" svg:height="1.138cm" svg:x="18.208cm" svg:y="8.648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5" draw:layer="layout" svg:width="3.719cm" svg:height="0.907cm" svg:x="1.574cm" svg:y="3.538cm">
          <draw:text-box>
            <text:p text:style-name="P4"><text:span text:style-name="T1">Hardware-Dependent</text:span></text:p>
            <text:p text:style-name="P4"><text:span text:style-name="T1">Modules</text:span></text:p>
          </draw:text-box>
        </draw:frame>
        <draw:rect draw:style-name="gr1" draw:text-style-name="P3" xml:id="id2" draw:id="id2" draw:layer="layout" svg:width="1.63cm" svg:height="1.138cm" svg:x="11.608cm" svg:y="6.548cm">
          <text:p/>
        </draw:rect>
        <draw:frame draw:style-name="gr13" draw:text-style-name="P14" draw:layer="layout" svg:width="1.386cm" svg:height="0.454cm" svg:x="11.69cm" svg:y="6.855cm">
          <draw:text-box>
            <text:p text:style-name="P4"><text:span text:style-name="T3">Service</text:span></text:p>
          </draw:text-box>
        </draw:frame>
        <draw:frame draw:style-name="gr14" draw:text-style-name="P15" draw:layer="layout" svg:width="1.128cm" svg:height="0.581cm" svg:x="13.77cm" svg:y="6.632cm">
          <draw:text-box>
            <text:p text:style-name="P4"><text:span text:style-name="T4">p_link</text:span></text:p>
          </draw:text-box>
        </draw:frame>
        <draw:rect draw:style-name="gr1" draw:text-style-name="P3" xml:id="id1" draw:id="id1" draw:layer="layout" svg:width="1.63cm" svg:height="1.138cm" svg:x="15.008cm" svg:y="6.548cm">
          <text:p/>
        </draw:rect>
        <draw:frame draw:style-name="gr13" draw:text-style-name="P14" draw:layer="layout" svg:width="1.386cm" svg:height="0.454cm" svg:x="15.19cm" svg:y="6.855cm">
          <draw:text-box>
            <text:p text:style-name="P4"><text:span text:style-name="T3">Packet</text:span></text:p>
          </draw:text-box>
        </draw:frame>
        <draw:connector draw:style-name="gr15" draw:text-style-name="P7" draw:layer="layout" svg:x1="15.008cm" svg:y1="7.117cm" svg:x2="13.238cm" svg:y2="7.117cm" draw:start-shape="id1" draw:end-shape="id2" draw:end-glue-point="1" svg:d="M15008 7117h-1770" svg:viewBox="0 0 1771 1">
          <text:p/>
        </draw:connector>
        <draw:rect draw:style-name="gr1" draw:text-style-name="P3" xml:id="id3" draw:id="id3" draw:layer="layout" svg:width="1.63cm" svg:height="1.138cm" svg:x="15.008cm" svg:y="13.048cm">
          <text:p/>
        </draw:rect>
        <draw:frame draw:style-name="gr16" draw:text-style-name="P14" draw:layer="layout" svg:width="1.386cm" svg:height="0.907cm" svg:x="15.19cm" svg:y="13.155cm">
          <draw:text-box>
            <text:p text:style-name="P4"><text:span text:style-name="T3">Packet</text:span></text:p>
            <text:p text:style-name="P4"><text:span text:style-name="T3">Param.</text:span></text:p>
          </draw:text-box>
        </draw:frame>
        <draw:connector draw:style-name="gr15" draw:text-style-name="P7" draw:layer="layout" svg:x1="15.823cm" svg:y1="13.048cm" svg:x2="15.823cm" svg:y2="11.186cm" draw:start-shape="id3" draw:start-glue-point="0" draw:end-shape="id4" draw:end-glue-point="2" svg:d="M15823 13048v-1862" svg:viewBox="0 0 1 1863">
          <text:p/>
        </draw:connector>
        <draw:frame draw:style-name="gr14" draw:text-style-name="P15" draw:layer="layout" svg:width="1.128cm" svg:height="0.581cm" svg:x="16.869cm" svg:y="13.093cm">
          <draw:text-box>
            <text:p text:style-name="P4"><text:span text:style-name="T4">p_link</text:span></text:p>
          </draw:text-box>
        </draw:frame>
        <draw:rect draw:style-name="gr1" draw:text-style-name="P3" xml:id="id4" draw:id="id4" draw:layer="layout" svg:width="1.63cm" svg:height="1.138cm" svg:x="15.008cm" svg:y="10.048cm">
          <text:p/>
        </draw:rect>
        <draw:frame draw:style-name="gr17" draw:text-style-name="P14" draw:layer="layout" svg:width="1.429cm" svg:height="0.907cm" svg:x="15.09cm" svg:y="10.255cm">
          <draw:text-box>
            <text:p text:style-name="P4"><text:span text:style-name="T3">Derived</text:span></text:p>
            <text:p text:style-name="P4"><text:span text:style-name="T3">Packet</text:span></text:p>
          </draw:text-box>
        </draw:frame>
        <draw:connector draw:style-name="gr15" draw:text-style-name="P7" draw:layer="layout" svg:x1="15.823cm" svg:y1="10.048cm" svg:x2="15.823cm" svg:y2="7.686cm" draw:start-shape="id4" draw:start-glue-point="0" draw:end-shape="id1" svg:d="M15823 10048v-2362" svg:viewBox="0 0 1 2363">
          <text:p/>
        </draw:connector>
        <draw:frame draw:style-name="gr18" draw:text-style-name="P15" draw:layer="layout" svg:width="1.107cm" svg:height="0.581cm" svg:x="14.568cm" svg:y="8.712cm">
          <draw:text-box>
            <text:p text:style-name="P4"><text:span text:style-name="T4">s_link</text:span></text:p>
          </draw:text-box>
        </draw:frame>
        <draw:rect draw:style-name="gr1" draw:text-style-name="P3" xml:id="id5" draw:id="id5" draw:layer="layout" svg:width="1.63cm" svg:height="1.138cm" svg:x="11.608cm" svg:y="10.048cm">
          <text:p/>
        </draw:rect>
        <draw:frame draw:style-name="gr16" draw:text-style-name="P14" draw:layer="layout" svg:width="1.386cm" svg:height="0.907cm" svg:x="11.89cm" svg:y="10.155cm">
          <draw:text-box>
            <text:p text:style-name="P4"><text:span text:style-name="T3">Enum</text:span></text:p>
            <text:p text:style-name="P4"><text:span text:style-name="T3">Value</text:span></text:p>
          </draw:text-box>
        </draw:frame>
        <draw:connector draw:style-name="gr15" draw:text-style-name="P7" draw:layer="layout" svg:x1="15.008cm" svg:y1="10.617cm" svg:x2="13.238cm" svg:y2="10.617cm" draw:start-shape="id4" draw:start-glue-point="3" draw:end-shape="id5" draw:end-glue-point="1" svg:d="M15008 10617h-1770" svg:viewBox="0 0 1771 1">
          <text:p/>
        </draw:connector>
        <draw:frame draw:style-name="gr14" draw:text-style-name="P15" draw:layer="layout" svg:width="1.128cm" svg:height="0.581cm" svg:x="13.759cm" svg:y="10.109cm">
          <draw:text-box>
            <text:p text:style-name="P4"><text:span text:style-name="T4">p_link</text:span></text:p>
          </draw:text-box>
        </draw:frame>
        <draw:rect draw:style-name="gr1" draw:text-style-name="P3" xml:id="id6" draw:id="id6" draw:layer="layout" svg:width="1.63cm" svg:height="1.138cm" svg:x="7.608cm" svg:y="10.048cm">
          <text:p/>
        </draw:rect>
        <draw:frame draw:style-name="gr16" draw:text-style-name="P14" draw:layer="layout" svg:width="1.386cm" svg:height="0.907cm" svg:x="7.89cm" svg:y="10.155cm">
          <draw:text-box>
            <text:p text:style-name="P4"><text:span text:style-name="T3">Enum</text:span></text:p>
            <text:p text:style-name="P4"><text:span text:style-name="T3">Type</text:span></text:p>
          </draw:text-box>
        </draw:frame>
        <draw:connector draw:style-name="gr15" draw:text-style-name="P7" draw:layer="layout" svg:x1="11.608cm" svg:y1="10.617cm" svg:x2="9.238cm" svg:y2="10.617cm" draw:start-shape="id5" draw:end-shape="id6" draw:end-glue-point="1" svg:d="M11608 10617h-2370" svg:viewBox="0 0 2371 1">
          <text:p/>
        </draw:connector>
        <draw:frame draw:style-name="gr18" draw:text-style-name="P15" draw:layer="layout" svg:width="1.107cm" svg:height="0.581cm" svg:x="10.085cm" svg:y="10.112cm">
          <draw:text-box>
            <text:p text:style-name="P4"><text:span text:style-name="T4">s_link</text:span></text:p>
          </draw:text-box>
        </draw:frame>
        <draw:rect draw:style-name="gr1" draw:text-style-name="P3" xml:id="id7" draw:id="id7" draw:layer="layout" svg:width="1.63cm" svg:height="1.138cm" svg:x="11.608cm" svg:y="13.048cm">
          <text:p/>
        </draw:rect>
        <draw:frame draw:style-name="gr19" draw:text-style-name="P14" draw:layer="layout" svg:width="1.018cm" svg:height="0.907cm" svg:x="11.99cm" svg:y="13.155cm">
          <draw:text-box>
            <text:p text:style-name="P4"><text:span text:style-name="T3">Data</text:span></text:p>
            <text:p text:style-name="P4"><text:span text:style-name="T3">Item</text:span></text:p>
          </draw:text-box>
        </draw:frame>
        <draw:connector draw:style-name="gr15" draw:text-style-name="P7" draw:layer="layout" draw:line-skew="3.714cm -0.332cm" svg:x1="16.638cm" svg:y1="13.617cm" svg:x2="15.823cm" svg:y2="6.548cm" draw:start-shape="id3" draw:start-glue-point="1" draw:end-shape="id1" draw:end-glue-point="0" svg:d="M16638 13617h4215v-7902h-5030v833" svg:viewBox="0 0 5031 7903">
          <text:p/>
        </draw:connector>
        <draw:frame draw:style-name="gr14" draw:text-style-name="P15" draw:layer="layout" svg:width="1.128cm" svg:height="0.581cm" svg:x="14.532cm" svg:y="12.006cm">
          <draw:text-box>
            <text:p text:style-name="P4"><text:span text:style-name="T4">p_link</text:span></text:p>
          </draw:text-box>
        </draw:frame>
        <draw:connector draw:style-name="gr15" draw:text-style-name="P7" draw:layer="layout" svg:x1="15.008cm" svg:y1="13.617cm" svg:x2="13.238cm" svg:y2="13.617cm" draw:start-shape="id3" draw:end-shape="id7" draw:end-glue-point="1" svg:d="M15008 13617h-1770" svg:viewBox="0 0 1771 1">
          <text:p/>
        </draw:connector>
        <draw:frame draw:style-name="gr18" draw:text-style-name="P15" draw:layer="layout" svg:width="1.107cm" svg:height="0.581cm" svg:x="13.744cm" svg:y="13.147cm">
          <draw:text-box>
            <text:p text:style-name="P4"><text:span text:style-name="T4">s_link</text:span></text:p>
          </draw:text-box>
        </draw:frame>
        <draw:rect draw:style-name="gr1" draw:text-style-name="P3" xml:id="id8" draw:id="id8" draw:layer="layout" svg:width="2.057cm" svg:height="1.138cm" svg:x="7.369cm" svg:y="13.048cm">
          <text:p/>
        </draw:rect>
        <draw:frame draw:style-name="gr20" draw:text-style-name="P14" draw:layer="layout" svg:width="1.822cm" svg:height="0.907cm" svg:x="7.49cm" svg:y="13.155cm">
          <draw:text-box>
            <text:p text:style-name="P4"><text:span text:style-name="T3">Data</text:span></text:p>
            <text:p text:style-name="P4"><text:span text:style-name="T3">Item Type</text:span></text:p>
          </draw:text-box>
        </draw:frame>
        <draw:connector draw:style-name="gr15" draw:text-style-name="P7" draw:layer="layout" svg:x1="11.608cm" svg:y1="13.617cm" svg:x2="9.426cm" svg:y2="13.617cm" draw:start-shape="id7" draw:start-glue-point="3" draw:end-shape="id8" draw:end-glue-point="1" svg:d="M11608 13617h-2182" svg:viewBox="0 0 2183 1">
          <text:p/>
        </draw:connector>
        <draw:frame draw:style-name="gr14" draw:text-style-name="P15" draw:layer="layout" svg:width="1.128cm" svg:height="0.581cm" svg:x="10.109cm" svg:y="13.157cm">
          <draw:text-box>
            <text:p text:style-name="P4"><text:span text:style-name="T4">p_link</text:span></text:p>
          </draw:text-box>
        </draw:frame>
        <draw:rect draw:style-name="gr1" draw:text-style-name="P3" draw:layer="layout" svg:width="2.318cm" svg:height="1.138cm" svg:x="18.008cm" svg:y="8.448cm">
          <text:p/>
        </draw:rect>
        <draw:rect draw:style-name="gr1" draw:text-style-name="P3" xml:id="id9" draw:id="id9" draw:layer="layout" svg:width="2.318cm" svg:height="1.138cm" svg:x="17.808cm" svg:y="8.248cm">
          <text:p/>
        </draw:rect>
        <draw:frame draw:style-name="gr21" draw:text-style-name="P14" draw:layer="layout" svg:width="2.123cm" svg:height="0.907cm" svg:x="17.89cm" svg:y="8.355cm">
          <draw:text-box>
            <text:p text:style-name="P4"><text:span text:style-name="T3">Application</text:span></text:p>
            <text:p text:style-name="P4"><text:span text:style-name="T3">Cmd/Rep</text:span></text:p>
          </draw:text-box>
        </draw:frame>
        <draw:connector draw:style-name="gr15" draw:text-style-name="P7" draw:layer="layout" svg:x1="18.967cm" svg:y1="8.248cm" svg:x2="16.638cm" svg:y2="7.117cm" draw:start-shape="id9" draw:start-glue-point="0" draw:end-shape="id1" draw:end-glue-point="1" svg:d="M18967 8248v-1131h-2329" svg:viewBox="0 0 2330 1132">
          <text:p/>
        </draw:connector>
        <draw:frame draw:style-name="gr14" draw:text-style-name="P15" draw:layer="layout" svg:width="1.128cm" svg:height="0.581cm" svg:x="17.269cm" svg:y="6.594cm">
          <draw:text-box>
            <text:p text:style-name="P4"><text:span text:style-name="T4">p_link</text:span></text:p>
          </draw:text-box>
        </draw:frame>
        <draw:connector draw:style-name="gr15" draw:text-style-name="P7" draw:layer="layout" svg:x1="19.367cm" svg:y1="9.786cm" svg:x2="16.638cm" svg:y2="10.617cm" draw:start-shape="id10" draw:start-glue-point="2" draw:end-shape="id4" draw:end-glue-point="1" svg:d="M19367 9786v831h-2729" svg:viewBox="0 0 2730 832">
          <text:p/>
        </draw:connector>
        <draw:frame draw:style-name="gr14" draw:text-style-name="P15" draw:layer="layout" svg:width="1.128cm" svg:height="0.581cm" svg:x="17.269cm" svg:y="10.095cm">
          <draw:text-box>
            <text:p text:style-name="P4"><text:span text:style-name="T4">p_link</text:span></text:p>
          </draw:text-box>
        </draw:frame>
        <draw:connector draw:style-name="gr15" draw:text-style-name="P7" draw:layer="layout" svg:x1="12.423cm" svg:y1="13.048cm" svg:x2="8.423cm" svg:y2="11.186cm" draw:start-shape="id7" draw:start-glue-point="0" draw:end-shape="id6" draw:end-glue-point="2" svg:d="M12423 13048v-931h-4000v-931" svg:viewBox="0 0 4001 1863">
          <text:p/>
        </draw:connector>
        <draw:frame draw:style-name="gr14" draw:text-style-name="P15" draw:layer="layout" svg:width="1.128cm" svg:height="0.581cm" svg:x="10.109cm" svg:y="11.658cm">
          <draw:text-box>
            <text:p text:style-name="P4"><text:span text:style-name="T4">p_link</text:span></text:p>
          </draw:text-box>
        </draw:frame>
        <draw:rect draw:style-name="gr1" draw:text-style-name="P3" xml:id="id11" draw:id="id11" draw:layer="layout" svg:width="1.63cm" svg:height="1.138cm" svg:x="6.008cm" svg:y="8.448cm">
          <text:p/>
        </draw:rect>
        <draw:frame draw:style-name="gr16" draw:text-style-name="P14" draw:layer="layout" svg:width="1.386cm" svg:height="0.907cm" svg:x="6.29cm" svg:y="8.555cm">
          <draw:text-box>
            <text:p text:style-name="P4"><text:span text:style-name="T3">Adapt.</text:span></text:p>
            <text:p text:style-name="P4"><text:span text:style-name="T3">Point </text:span></text:p>
          </draw:text-box>
        </draw:frame>
        <draw:connector draw:style-name="gr15" draw:text-style-name="P7" draw:layer="layout" svg:x1="6.823cm" svg:y1="8.448cm" svg:x2="6.823cm" svg:y2="6.786cm" draw:start-shape="id11" draw:start-glue-point="0" draw:end-shape="id12" draw:end-glue-point="2" svg:d="M6823 8448v-1662" svg:viewBox="0 0 1 1663">
          <text:p/>
        </draw:connector>
        <draw:rect draw:style-name="gr1" draw:text-style-name="P3" xml:id="id12" draw:id="id12" draw:layer="layout" svg:width="1.63cm" svg:height="1.138cm" svg:x="6.008cm" svg:y="5.648cm">
          <text:p/>
        </draw:rect>
        <draw:frame draw:style-name="gr22" draw:text-style-name="P14" draw:layer="layout" svg:width="0.844cm" svg:height="0.454cm" svg:x="6.39cm" svg:y="5.955cm">
          <draw:text-box>
            <text:p text:style-name="P4"><text:span text:style-name="T3">Req.</text:span></text:p>
          </draw:text-box>
        </draw:frame>
        <draw:frame draw:style-name="gr14" draw:text-style-name="P15" draw:layer="layout" svg:width="1.128cm" svg:height="0.581cm" svg:x="6.932cm" svg:y="7.507cm">
          <draw:text-box>
            <text:p text:style-name="P4"><text:span text:style-name="T4">p_link</text:span></text:p>
          </draw:text-box>
        </draw:frame>
        <draw:connector draw:style-name="gr15" draw:text-style-name="P7" draw:layer="layout" draw:line-skew="-0.46cm" svg:x1="15.823cm" svg:y1="7.686cm" svg:x2="8.423cm" svg:y2="10.048cm" draw:start-shape="id1" draw:start-glue-point="2" draw:end-shape="id6" draw:end-glue-point="0" svg:d="M15823 7686v721h-7400v1641" svg:viewBox="0 0 7401 2363">
          <text:p/>
        </draw:connector>
        <draw:frame draw:style-name="gr23" draw:text-style-name="P15" draw:layer="layout" svg:width="3.71cm" svg:height="0.469cm" svg:x="8.569cm" svg:y="7.913cm">
          <draw:text-box>
            <text:p text:style-name="P4"><text:span text:style-name="T4">s_link (from Packet)</text:span></text:p>
          </draw:text-box>
        </draw:frame>
        <draw:rect draw:style-name="gr1" draw:text-style-name="P3" xml:id="id15" draw:id="id15" draw:layer="layout" svg:width="2.159cm" svg:height="1.138cm" svg:x="21.399cm" svg:y="6.986cm">
          <text:p/>
        </draw:rect>
        <draw:frame draw:style-name="gr13" draw:text-style-name="P14" draw:layer="layout" svg:width="1.949cm" svg:height="0.907cm" svg:x="21.481cm" svg:y="7.093cm">
          <draw:text-box>
            <text:p text:style-name="P4"><text:span text:style-name="T3">Any</text:span></text:p>
            <text:p text:style-name="P4"><text:span text:style-name="T3">Spec_item</text:span></text:p>
          </draw:text-box>
        </draw:frame>
        <draw:rect draw:style-name="gr1" draw:text-style-name="P3" xml:id="id14" draw:id="id14" draw:layer="layout" svg:width="2.349cm" svg:height="1.138cm" svg:x="21.3cm" svg:y="9.586cm">
          <text:p/>
        </draw:rect>
        <draw:frame draw:style-name="gr13" draw:text-style-name="P14" draw:layer="layout" svg:width="2.127cm" svg:height="0.907cm" svg:x="21.382cm" svg:y="9.693cm">
          <draw:text-box>
            <text:p text:style-name="P4"><text:span text:style-name="T3">Verification</text:span></text:p>
            <text:p text:style-name="P4"><text:span text:style-name="T3">Link</text:span></text:p>
          </draw:text-box>
        </draw:frame>
        <draw:rect draw:style-name="gr1" draw:text-style-name="P3" xml:id="id13" draw:id="id13" draw:layer="layout" svg:width="2.349cm" svg:height="1.138cm" svg:x="21.301cm" svg:y="12.286cm">
          <text:p/>
        </draw:rect>
        <draw:frame draw:style-name="gr13" draw:text-style-name="P14" draw:layer="layout" svg:width="2.127cm" svg:height="0.907cm" svg:x="21.383cm" svg:y="12.393cm">
          <draw:text-box>
            <text:p text:style-name="P4"><text:span text:style-name="T3">Verification</text:span></text:p>
            <text:p text:style-name="P4"><text:span text:style-name="T3">Item</text:span></text:p>
          </draw:text-box>
        </draw:frame>
        <draw:connector draw:style-name="gr24" draw:text-style-name="P7" draw:layer="layout" svg:x1="22.475cm" svg:y1="12.286cm" svg:x2="22.474cm" svg:y2="10.724cm" draw:start-shape="id13" draw:start-glue-point="0" draw:end-shape="id14" draw:end-glue-point="2" svg:d="M22475 12286v-781h-1v-781" svg:viewBox="0 0 2 1563">
          <text:p/>
        </draw:connector>
        <draw:connector draw:style-name="gr15" draw:text-style-name="P7" draw:layer="layout" svg:x1="22.474cm" svg:y1="9.586cm" svg:x2="22.478cm" svg:y2="8.124cm" draw:start-shape="id14" draw:end-shape="id15" draw:end-glue-point="2" svg:d="M22474 9586v-731h4v-731" svg:viewBox="0 0 5 1463">
          <text:p/>
        </draw:connector>
        <draw:frame draw:style-name="gr14" draw:text-style-name="P15" draw:layer="layout" svg:width="1.128cm" svg:height="0.581cm" svg:x="22.58cm" svg:y="11.152cm">
          <draw:text-box>
            <text:p text:style-name="P4"><text:span text:style-name="T4">p_link</text:span></text:p>
          </draw:text-box>
        </draw:frame>
        <draw:frame draw:style-name="gr18" draw:text-style-name="P15" draw:layer="layout" svg:width="1.107cm" svg:height="0.581cm" svg:x="22.631cm" svg:y="8.742cm">
          <draw:text-box>
            <text:p text:style-name="P4"><text:span text:style-name="T4">s_link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2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1">System Structure </text:p>
          </draw:text-box>
        </draw:frame>
        <draw:frame draw:style-name="gr12" draw:text-style-name="P5" draw:layer="layout" svg:width="3.719cm" svg:height="0.907cm" svg:x="1.574cm" svg:y="3.538cm">
          <draw:text-box>
            <text:p text:style-name="P4"><text:span text:style-name="T1">Hardware-Dependent</text:span></text:p>
            <text:p text:style-name="P4"><text:span text:style-name="T1">Modules</text:span></text:p>
          </draw:text-box>
        </draw:frame>
        <draw:rect draw:style-name="gr25" draw:text-style-name="P16" xml:id="id16" draw:id="id16" draw:layer="layout" svg:width="1.63cm" svg:height="1.138cm" svg:x="7.608cm" svg:y="8.248cm">
          <text:p/>
        </draw:rect>
        <draw:frame draw:style-name="gr26" draw:text-style-name="P14" draw:layer="layout" svg:width="1.254cm" svg:height="0.907cm" svg:x="7.89cm" svg:y="8.355cm">
          <draw:text-box>
            <text:p text:style-name="P4"><text:span text:style-name="T3">Ver</text:span></text:p>
            <text:p text:style-name="P4"><text:span text:style-name="T3">Link 1</text:span></text:p>
          </draw:text-box>
        </draw:frame>
        <draw:connector draw:style-name="gr15" draw:text-style-name="P7" draw:layer="layout" svg:x1="8.423cm" svg:y1="8.248cm" svg:x2="8.423cm" svg:y2="6.586cm" draw:start-shape="id16" draw:start-glue-point="0" draw:end-shape="id17" draw:end-glue-point="2" svg:d="M8423 8248v-1662" svg:viewBox="0 0 1 1663">
          <text:p/>
        </draw:connector>
        <draw:rect draw:style-name="gr1" draw:text-style-name="P3" xml:id="id17" draw:id="id17" draw:layer="layout" svg:width="1.63cm" svg:height="1.138cm" svg:x="7.608cm" svg:y="5.448cm">
          <text:p/>
        </draw:rect>
        <draw:frame draw:style-name="gr22" draw:text-style-name="P14" draw:layer="layout" svg:width="0.844cm" svg:height="0.454cm" svg:x="8.19cm" svg:y="5.755cm">
          <draw:text-box>
            <text:p text:style-name="P4"><text:span text:style-name="T3">S1</text:span></text:p>
          </draw:text-box>
        </draw:frame>
        <draw:frame draw:style-name="gr14" draw:text-style-name="P15" draw:layer="layout" svg:width="1.128cm" svg:height="0.581cm" svg:x="8.732cm" svg:y="7.307cm">
          <draw:text-box>
            <text:p text:style-name="P4"><text:span text:style-name="T4">s_link</text:span></text:p>
          </draw:text-box>
        </draw:frame>
        <draw:rect draw:style-name="gr1" draw:text-style-name="P3" xml:id="id22" draw:id="id22" draw:layer="layout" svg:width="1.63cm" svg:height="1.138cm" svg:x="12.108cm" svg:y="5.448cm">
          <text:p/>
        </draw:rect>
        <draw:frame draw:style-name="gr22" draw:text-style-name="P14" draw:layer="layout" svg:width="0.844cm" svg:height="0.454cm" svg:x="12.69cm" svg:y="5.755cm">
          <draw:text-box>
            <text:p text:style-name="P4"><text:span text:style-name="T3">S2</text:span></text:p>
          </draw:text-box>
        </draw:frame>
        <draw:rect draw:style-name="gr1" draw:text-style-name="P3" xml:id="id24" draw:id="id24" draw:layer="layout" svg:width="1.63cm" svg:height="1.138cm" svg:x="16.508cm" svg:y="5.448cm">
          <text:p/>
        </draw:rect>
        <draw:frame draw:style-name="gr22" draw:text-style-name="P14" draw:layer="layout" svg:width="0.844cm" svg:height="0.454cm" svg:x="17.09cm" svg:y="5.755cm">
          <draw:text-box>
            <text:p text:style-name="P4"><text:span text:style-name="T3">S3</text:span></text:p>
          </draw:text-box>
        </draw:frame>
        <draw:rect draw:style-name="gr27" draw:text-style-name="P17" xml:id="id18" draw:id="id18" draw:layer="layout" svg:width="1.63cm" svg:height="1.138cm" svg:x="10.208cm" svg:y="10.948cm">
          <text:p/>
        </draw:rect>
        <draw:frame draw:style-name="gr22" draw:text-style-name="P14" draw:layer="layout" svg:width="0.844cm" svg:height="0.454cm" svg:x="10.79cm" svg:y="11.255cm">
          <draw:text-box>
            <text:p text:style-name="P4"><text:span text:style-name="T3">V1</text:span></text:p>
          </draw:text-box>
        </draw:frame>
        <draw:rect draw:style-name="gr27" draw:text-style-name="P17" xml:id="id20" draw:id="id20" draw:layer="layout" svg:width="1.63cm" svg:height="1.138cm" svg:x="14.608cm" svg:y="10.948cm">
          <text:p/>
        </draw:rect>
        <draw:frame draw:style-name="gr22" draw:text-style-name="P14" draw:layer="layout" svg:width="0.844cm" svg:height="0.454cm" svg:x="15.19cm" svg:y="11.255cm">
          <draw:text-box>
            <text:p text:style-name="P4"><text:span text:style-name="T3">V2</text:span></text:p>
          </draw:text-box>
        </draw:frame>
        <draw:rect draw:style-name="gr25" draw:text-style-name="P16" xml:id="id19" draw:id="id19" draw:layer="layout" svg:width="1.63cm" svg:height="1.138cm" svg:x="10.908cm" svg:y="8.248cm">
          <text:p/>
        </draw:rect>
        <draw:frame draw:style-name="gr26" draw:text-style-name="P14" draw:layer="layout" svg:width="1.254cm" svg:height="0.907cm" svg:x="11.19cm" svg:y="8.355cm">
          <draw:text-box>
            <text:p text:style-name="P4"><text:span text:style-name="T3">Ver</text:span></text:p>
            <text:p text:style-name="P4"><text:span text:style-name="T3">Link 2</text:span></text:p>
          </draw:text-box>
        </draw:frame>
        <draw:connector draw:style-name="gr15" draw:text-style-name="P7" draw:layer="layout" svg:x1="8.423cm" svg:y1="9.386cm" svg:x2="10.208cm" svg:y2="11.517cm" draw:start-shape="id16" draw:start-glue-point="2" draw:end-shape="id18" draw:end-glue-point="3" svg:d="M8423 9386v2131h1785" svg:viewBox="0 0 1786 2132">
          <text:p/>
        </draw:connector>
        <draw:frame draw:style-name="gr14" draw:text-style-name="P15" draw:layer="layout" svg:width="1.128cm" svg:height="0.581cm" svg:x="8.532cm" svg:y="10.008cm">
          <draw:text-box>
            <text:p text:style-name="P4"><text:span text:style-name="T4">p_link</text:span></text:p>
          </draw:text-box>
        </draw:frame>
        <draw:connector draw:style-name="gr15" draw:text-style-name="P7" draw:layer="layout" svg:x1="10.908cm" svg:y1="8.817cm" svg:x2="9.238cm" svg:y2="6.017cm" draw:start-shape="id19" draw:start-glue-point="3" draw:end-shape="id17" draw:end-glue-point="1" svg:d="M10908 8817h-835v-2800h-835" svg:viewBox="0 0 1671 2801">
          <text:p/>
        </draw:connector>
        <draw:connector draw:style-name="gr15" draw:text-style-name="P7" draw:layer="layout" svg:x1="12.538cm" svg:y1="8.817cm" svg:x2="14.608cm" svg:y2="11.517cm" draw:start-shape="id19" draw:end-shape="id20" draw:end-glue-point="3" svg:d="M12538 8817h1035v2700h1035" svg:viewBox="0 0 2071 2701">
          <text:p/>
        </draw:connector>
        <draw:rect draw:style-name="gr25" draw:text-style-name="P16" xml:id="id21" draw:id="id21" draw:layer="layout" svg:width="1.63cm" svg:height="1.138cm" svg:x="14.908cm" svg:y="8.248cm">
          <text:p/>
        </draw:rect>
        <draw:frame draw:style-name="gr26" draw:text-style-name="P14" draw:layer="layout" svg:width="1.254cm" svg:height="0.907cm" svg:x="15.19cm" svg:y="8.355cm">
          <draw:text-box>
            <text:p text:style-name="P4"><text:span text:style-name="T3">Ver</text:span></text:p>
            <text:p text:style-name="P4"><text:span text:style-name="T3">Link 3</text:span></text:p>
          </draw:text-box>
        </draw:frame>
        <draw:connector draw:style-name="gr15" draw:text-style-name="P7" draw:layer="layout" svg:x1="15.723cm" svg:y1="8.248cm" svg:x2="12.923cm" svg:y2="6.586cm" draw:start-shape="id21" draw:start-glue-point="0" draw:end-shape="id22" svg:d="M15723 8248v-831h-2800v-831" svg:viewBox="0 0 2801 1663">
          <text:p/>
        </draw:connector>
        <draw:connector draw:style-name="gr15" draw:text-style-name="P7" draw:layer="layout" svg:x1="15.723cm" svg:y1="9.386cm" svg:x2="15.423cm" svg:y2="10.948cm" draw:start-shape="id21" draw:start-glue-point="2" draw:end-shape="id20" draw:end-glue-point="0" svg:d="M15723 9386v781h-300v781" svg:viewBox="0 0 301 1563">
          <text:p/>
        </draw:connector>
        <draw:rect draw:style-name="gr25" draw:text-style-name="P16" xml:id="id23" draw:id="id23" draw:layer="layout" svg:width="1.63cm" svg:height="1.138cm" svg:x="18.208cm" svg:y="8.248cm">
          <text:p/>
        </draw:rect>
        <draw:frame draw:style-name="gr26" draw:text-style-name="P14" draw:layer="layout" svg:width="1.254cm" svg:height="0.907cm" svg:x="18.49cm" svg:y="8.355cm">
          <draw:text-box>
            <text:p text:style-name="P4"><text:span text:style-name="T3">Ver</text:span></text:p>
            <text:p text:style-name="P4"><text:span text:style-name="T3">Link 4</text:span></text:p>
          </draw:text-box>
        </draw:frame>
        <draw:connector draw:style-name="gr15" draw:text-style-name="P7" draw:layer="layout" svg:x1="19.023cm" svg:y1="8.248cm" svg:x2="17.323cm" svg:y2="6.586cm" draw:start-shape="id23" draw:start-glue-point="0" draw:end-shape="id24" draw:end-glue-point="2" svg:d="M19023 8248v-831h-1700v-831" svg:viewBox="0 0 1701 1663">
          <text:p/>
        </draw:connector>
        <draw:connector draw:style-name="gr15" draw:text-style-name="P7" draw:layer="layout" svg:x1="19.023cm" svg:y1="9.386cm" svg:x2="16.238cm" svg:y2="11.517cm" draw:start-shape="id23" draw:start-glue-point="2" draw:end-shape="id20" draw:end-glue-point="1" svg:d="M19023 9386v2131h-2785" svg:viewBox="0 0 2786 2132">
          <text:p/>
        </draw:connector>
        <draw:frame draw:style-name="gr14" draw:text-style-name="P15" draw:layer="layout" svg:width="1.128cm" svg:height="0.581cm" svg:x="12.332cm" svg:y="10.009cm">
          <draw:text-box>
            <text:p text:style-name="P4"><text:span text:style-name="T4">p_link</text:span></text:p>
          </draw:text-box>
        </draw:frame>
        <draw:frame draw:style-name="gr14" draw:text-style-name="P15" draw:layer="layout" svg:width="1.128cm" svg:height="0.581cm" svg:x="15.832cm" svg:y="9.61cm">
          <draw:text-box>
            <text:p text:style-name="P4"><text:span text:style-name="T4">p_link</text:span></text:p>
          </draw:text-box>
        </draw:frame>
        <draw:frame draw:style-name="gr14" draw:text-style-name="P15" draw:layer="layout" svg:width="1.128cm" svg:height="0.581cm" svg:x="17.732cm" svg:y="11.011cm">
          <draw:text-box>
            <text:p text:style-name="P4"><text:span text:style-name="T4">p_link</text:span></text:p>
          </draw:text-box>
        </draw:frame>
        <draw:frame draw:style-name="gr14" draw:text-style-name="P15" draw:layer="layout" svg:width="1.128cm" svg:height="0.581cm" svg:x="13.832cm" svg:y="6.908cm">
          <draw:text-box>
            <text:p text:style-name="P4"><text:span text:style-name="T4">s_link</text:span></text:p>
          </draw:text-box>
        </draw:frame>
        <draw:frame draw:style-name="gr14" draw:text-style-name="P15" draw:layer="layout" svg:width="1.128cm" svg:height="0.581cm" svg:x="17.732cm" svg:y="6.909cm">
          <draw:text-box>
            <text:p text:style-name="P4"><text:span text:style-name="T4">s_link</text:span></text:p>
          </draw:text-box>
        </draw:frame>
        <presentation:notes draw:style-name="dp2">
          <draw:page-thumbnail draw:style-name="gr11" draw:layer="layout" svg:width="13.705cm" svg:height="10.279cm" svg:x="3.646cm" svg:y="2.852cm" draw:page-number="3" presentation:class="page"/>
          <draw:frame presentation:style-name="pr2" draw:text-style-name="P13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5-24T17:50:36.380162735</dc:date>
    <meta:print-date>2000-01-20T13:49:02</meta:print-date>
    <meta:editing-cycles>644</meta:editing-cycles>
    <meta:editing-duration>P21DT7H40M16S</meta:editing-duration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